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Heading_20_1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20pt" fo:font-style="normal" style:text-underline-style="none" fo:font-weight="bold" style:text-blinking="false" fo:background-color="transparent"/>
    </style:style>
    <style:style style:name="P2" style:family="paragraph" style:parent-style-name="Heading_20_2">
      <style:paragraph-properties fo:margin-left="0cm" fo:margin-right="0cm" fo:margin-top="0.635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3" style:family="paragraph" style:parent-style-name="Heading_20_2">
      <style:paragraph-properties fo:margin-left="0cm" fo:margin-right="0cm" fo:margin-top="0.635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</style:style>
    <style:style style:name="P6" style:family="paragraph" style:parent-style-name="Text_20_body">
      <style:paragraph-properties fo:margin-left="0.019cm" fo:margin-right="0cm" fo:margin-top="0cm" fo:margin-bottom="0.282cm" style:contextual-spacing="false" fo:line-height="129%" fo:text-indent="0cm" style:auto-text-indent="false" style:writing-mode="lr-tb"/>
      <style:text-properties fo:font-weight="normal"/>
    </style:style>
    <style:style style:name="P7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1.27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1" style:family="paragraph" style:parent-style-name="Text_20_body">
      <style:paragraph-properties fo:margin-left="0.019cm" fo:margin-right="0cm" fo:margin-top="0cm" fo:margin-bottom="0.282cm" style:contextual-spacing="false" fo:line-height="129%" fo:text-indent="0cm" style:auto-text-indent="false" style:writing-mode="lr-tb"/>
    </style:style>
    <style:style style:name="T1" style:family="text">
      <style:text-properties fo:font-weight="normal"/>
    </style:style>
    <style:style style:name="T2" style:family="text">
      <style:text-properties style:font-name="Times New Roman" fo:font-size="14pt" fo:font-style="normal" fo:font-weight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#ffffff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1155cc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212529" loext:opacity="100%" style:text-line-through-style="none" style:text-line-through-type="none" style:font-name="Times New Roman" fo:font-size="14pt" fo:font-style="normal" style:text-underline-style="none" style:text-blinking="false" fo:background-color="#ffffff" loext:char-shading-value="0"/>
    </style:style>
    <style:style style:name="T11" style:family="text">
      <style:text-properties fo:font-variant="normal" fo:text-transform="none" fo:color="#212529" loext:opacity="100%" style:text-line-through-style="none" style:text-line-through-type="none" style:font-name="Times New Roman" fo:font-size="14pt" fo:font-style="normal" style:text-underline-style="none" fo:font-weight="bold" style:text-blinking="false" fo:background-color="#ffffff" loext:char-shading-value="0"/>
    </style:style>
    <style:style style:name="T12" style:family="text">
      <style:text-properties fo:font-variant="normal" fo:text-transform="none" fo:color="#212529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212529" loext:opacity="100%" style:text-line-through-style="none" style:text-line-through-type="none" style:font-name="Times New Roman" fo:font-size="14pt" fo:font-style="italic" style:text-underline-style="none" style:text-blinking="false" fo:background-color="#ffffff" loext:char-shading-value="0"/>
    </style:style>
    <style:style style:name="T14" style:family="text">
      <style:text-properties fo:font-variant="normal" fo:text-transform="none" fo:color="#212529" loext:opacity="100%" style:text-line-through-style="none" style:text-line-through-type="none" style:font-name="Times New Roman" fo:font-size="14pt" fo:font-style="italic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fo:color="#212529" loext:opacity="100%" style:text-line-through-style="none" style:text-line-through-type="none" style:text-underline-style="none" style:text-blinking="false" fo:background-color="#ffffff" loext:char-shading-value="0"/>
    </style:style>
    <style:style style:name="T16" style:family="text">
      <style:text-properties fo:font-variant="normal" fo:text-transform="none" fo:color="#212529" loext:opacity="100%" style:text-line-through-style="none" style:text-line-through-type="none" style:text-underline-style="none" fo:font-weight="normal" style:text-blinking="false" fo:background-color="#fffff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cd264d97-7fff-70a7-6166-f50ecd06459f"/>Вопросы по ОПД</text:h>
      <text:h text:style-name="P2" text:outline-level="2">Полезные ссылки:</text:h>
      <text:list text:style-name="L1">
        <text:list-item>
          <text:p text:style-name="P4"><text:span text:style-name="T3">Другие шпоры по ОПД: </text:span><text:a xlink:type="simple" xlink:href="https://docs.google.com/document/d/19otD1kkqn4YImn4nDXEeJ2ycgZoWlZ9C/edit" text:style-name="Internet_20_link" text:visited-style-name="Visited_20_Internet_20_Link"><text:span text:style-name="T9">Методичка ОПД.docx</text:span></text:a><text:span text:style-name="T3">  </text:span><text:a xlink:type="simple" xlink:href="https://docs.google.com/document/d/1Bc6oI4yNCBIUSL9HYmv4jfmCJZzMQJRaJLEnP4KGhTY/edit?tab=t.0" text:style-name="Internet_20_link" text:visited-style-name="Visited_20_Internet_20_Link"><text:span text:style-name="T9">Мануал по сдаче первой лабы по ОПД</text:span></text:a><text:span text:style-name="T3"> </text:span><text:a xlink:type="simple" xlink:href="https://docs.google.com/document/d/1XZ7bkOy13lZGQ0-5w4AaAFLb610I_oCZKR_OsyIkvao/edit?tab=t.0" text:style-name="Internet_20_link" text:visited-style-name="Visited_20_Internet_20_Link"><text:span text:style-name="T9">ОПД шпора</text:span></text:a></text:p>
        </text:list-item>
      </text:list>
      <text:h text:style-name="P3" text:outline-level="2">Вопросы:</text:h>
      <text:p text:style-name="Text_20_body"/>
      <text:list text:style-name="L2">
        <text:list-item>
          <text:p text:style-name="P7">Как изменить владельца и группу владельца файла?</text:p>
        </text:list-item>
        <text:list-item>
          <text:p text:style-name="P7">Что такое переменные окружения?</text:p>
        </text:list-item>
        <text:list-item>
          <text:p text:style-name="P7">Чем отличается операционная система от прошивки?!</text:p>
        </text:list-item>
        <text:list-item>
          <text:p text:style-name="P7">Что такое операционная система, ядро?</text:p>
        </text:list-item>
        <text:list-item>
          <text:p text:style-name="P7">Чем отличается процесс от потока?</text:p>
        </text:list-item>
        <text:list-item>
          <text:p text:style-name="P7">Чем относительный путь отличается от абсолютного?</text:p>
        </text:list-item>
        <text:list-item>
          <text:p text:style-name="P7">Жесткие и символьные ссылки</text:p>
        </text:list-item>
        <text:list-item>
          <text:p text:style-name="P7">Сигналы</text:p>
        </text:list-item>
        <text:list-item>
          <text:p text:style-name="P7">Пользователи в линукс</text:p>
        </text:list-item>
        <text:list-item>
          <text:p text:style-name="P10"> <text:span text:style-name="T2">ssh - что это и как работает?</text:span></text:p>
        </text:list-item>
        <text:list-item>
          <text:p text:style-name="P10"> <text:span text:style-name="T2">Прокинуть порт?</text:span></text:p>
        </text:list-item>
        <text:list-item>
          <text:p text:style-name="P10"> <text:span text:style-name="T2">Что такое контейнеризация, контейнер, докер</text:span></text:p>
        </text:list-item>
        <text:list-item>
          <text:p text:style-name="P10"> <text:span text:style-name="T2">Что такое файловая система?</text:span></text:p>
        </text:list-item>
        <text:list-item>
          <text:p text:style-name="P10"> <text:span text:style-name="T2">Виртуализация</text:span></text:p>
        </text:list-item>
        <text:list-item>
          <text:p text:style-name="P10"> <text:span text:style-name="T2">Что такое дистрибутив?</text:span></text:p>
        </text:list-item>
        <text:list-item>
          <text:p text:style-name="P10"> <text:span text:style-name="T2">Что такое библиотека? Статические и динамические (статическая и динамическая линковка)</text:span></text:p>
        </text:list-item>
        <text:list-item>
          <text:p text:style-name="P10"> <text:span text:style-name="T2">MMU cache (и еще что то), TLB</text:span></text:p>
        </text:list-item>
        <text:list-item>
          <text:p text:style-name="P10"> <text:span text:style-name="T2">Сегментно-страничная организация памяти</text:span></text:p>
        </text:list-item>
        <text:list-item>
          <text:p text:style-name="P10"> <text:span text:style-name="T2">Отличие командной строки, терминала и оболочки</text:span></text:p>
        </text:list-item>
      </text:list>
      <text:p text:style-name="Text_20_body"/>
      <text:p text:style-name="P8">Задачка от Жака Фреско:</text:p>
      <text:p text:style-name="P8"><text:soft-page-break/>Создаем директорию -&gt; переходим в нее -&gt; создаем файл в директории -&gt; создаем 10 жестких ссылок на созданный файл -&gt; удаляем “исходный” файл. Вопрос: сколько жестких ссылок в директории? Ответ: 12, так было 1(от созданного файла)+10(от жестких ссылок)-1(удалили файл)+2(от директории “.” + “..”)</text:p>
      <text:h text:style-name="P3" text:outline-level="2">Ответы:</text:h>
      <text:p text:style-name="P8">1)</text:p>
      <text:p text:style-name="P5"><text:span text:style-name="T5">(</text:span><text:a xlink:type="simple" xlink:href="https://losst.pro/komanda-chown-linux" text:style-name="Internet_20_link" text:visited-style-name="Visited_20_Internet_20_Link"><text:span text:style-name="T9">Команда chown Linux - Losst</text:span></text:a><text:span text:style-name="T3">) (</text:span><text:a xlink:type="simple" xlink:href="https://habr.com/ru/articles/469667/" text:style-name="Internet_20_link" text:visited-style-name="Visited_20_Internet_20_Link"><text:span text:style-name="T9">Права в Linux (chown, chmod, SUID, GUID, sticky bit, ACL, umask)</text:span></text:a><text:span text:style-name="T3">)</text:span></text:p>
      <text:p text:style-name="P8">Команда chown - синтаксис:</text:p>
      <text:p text:style-name="P9">chown опции новый_владелец:новая_группа /путь/к/папке</text:p>
      <text:p text:style-name="Text_20_body"/>
      <text:p text:style-name="P8">2)</text:p>
      <text:p text:style-name="P6"><text:span text:style-name="T5">Окружение</text:span><text:span text:style-name="T7"> – </text:span><text:span text:style-name="T4">некоторое информационное пространство, в котором можно задать именованные хранилища данных (</text:span><text:span text:style-name="T5">переменные окружения</text:span><text:span text:style-name="T4">), а в последствии хранить в них информацию и использовать её. </text:span></text:p>
      <text:p text:style-name="P11"><text:span text:style-name="T5">Переменные окружения</text:span><text:span text:style-name="T8"> – </text:span><text:span text:style-name="T3">именованные переменные, содержащие текстовую информацию, которую могут использовать запускаемые программы. Значением такой переменной может быть, например, место размещения исполняемых файлов в системе, имя предпочитаемого текстового редактора или настройки системной локали. </text:span><text:span text:style-name="T12">Посмотреть установленные переменные можно командой </text:span><text:span text:style-name="T6">env</text:span><text:span text:style-name="T16"> </text:span><text:span text:style-name="T12">(</text:span><text:span text:style-name="T14">environment</text:span><text:span text:style-name="T12">) или </text:span><text:span text:style-name="T11">printenv</text:span><text:span text:style-name="T1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roid Sans1" style:font-family-complex="'Droid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roid Sans1" style:font-family-complex="'Droid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3:07:39.679054146</meta:creation-date>
    <dc:date>2024-11-20T13:08:15.067702580</dc:date>
    <meta:editing-duration>PT36S</meta:editing-duration>
    <meta:editing-cycles>1</meta:editing-cycles>
    <meta:document-statistic meta:table-count="0" meta:image-count="0" meta:object-count="0" meta:page-count="2" meta:paragraph-count="33" meta:word-count="268" meta:character-count="1906" meta:non-whitespace-character-count="1677"/>
    <meta:generator>LibreOffice/24.2.6.2$Linux_X86_64 LibreOffice_project/420$Build-2</meta:generator>
  </office:meta>
</office:document-meta>
</file>